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1" fo:font-size="14pt" officeooo:rsid="0013b65f" officeooo:paragraph-rsid="0013b65f" style:font-size-asian="14pt" style:font-size-complex="14pt"/>
    </style:style>
    <style:style style:name="P3" style:family="paragraph" style:parent-style-name="Standard">
      <style:paragraph-properties fo:line-height="150%" fo:text-align="start" style:justify-single-word="false"/>
      <style:text-properties style:font-name="Times New Roman1" fo:font-size="14pt" officeooo:rsid="00200ff7" officeooo:paragraph-rsid="00200ff7" style:font-size-asian="14pt" style:font-size-complex="14pt"/>
    </style:style>
    <style:style style:name="P4" style:family="paragraph" style:parent-style-name="Standard">
      <style:paragraph-properties fo:line-height="150%" fo:text-align="start" style:justify-single-word="false"/>
      <style:text-properties style:font-name="Times New Roman1" fo:font-size="16pt" officeooo:rsid="0013b65f" officeooo:paragraph-rsid="0013b65f" style:font-size-asian="16pt" style:font-size-complex="16pt"/>
    </style:style>
    <style:style style:name="P5" style:family="paragraph" style:parent-style-name="Standard">
      <style:paragraph-properties fo:line-height="150%" fo:text-align="center" style:justify-single-word="false"/>
      <style:text-properties officeooo:paragraph-rsid="0013b65f"/>
    </style:style>
    <style:style style:name="P6" style:family="paragraph" style:parent-style-name="Contents_20_2">
      <style:paragraph-properties>
        <style:tab-stops>
          <style:tab-stop style:position="16.701cm" style:type="right" style:leader-style="dotted" style:leader-text="."/>
        </style:tab-stops>
      </style:paragraph-properties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9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0" style:family="paragraph" style:parent-style-name="Standard" style:master-page-name="First_20_Page">
      <style:paragraph-properties fo:line-height="150%" fo:text-align="center" style:justify-single-word="false" style:page-number="auto"/>
      <style:text-properties style:font-name="Times New Roman1" fo:font-size="14pt" officeooo:rsid="0013b65f" officeooo:paragraph-rsid="0013b65f" style:font-size-asian="14pt" style:font-size-complex="14pt"/>
    </style:style>
    <style:style style:name="P11" style:family="paragraph" style:parent-style-name="Standard" style:list-style-name="L1">
      <style:paragraph-properties fo:line-height="150%" fo:text-align="start" style:justify-single-word="false"/>
      <style:text-properties style:font-name="Times New Roman1" fo:font-size="16pt" officeooo:rsid="00140a8a" officeooo:paragraph-rsid="00140a8a" style:font-size-asian="16pt" style:font-size-complex="16pt"/>
    </style:style>
    <style:style style:name="P12" style:family="paragraph" style:parent-style-name="Heading_20_1">
      <style:paragraph-properties fo:line-height="150%"/>
    </style:style>
    <style:style style:name="P13" style:family="paragraph" style:parent-style-name="Heading_20_1">
      <style:paragraph-properties fo:line-height="150%"/>
      <style:text-properties officeooo:paragraph-rsid="002a7297"/>
    </style:style>
    <style:style style:name="P14" style:family="paragraph" style:parent-style-name="Heading_20_2">
      <style:paragraph-properties fo:line-height="150%"/>
    </style:style>
    <style:style style:name="P15" style:family="paragraph" style:parent-style-name="Heading_20_4">
      <style:paragraph-properties fo:line-height="150%"/>
    </style:style>
    <style:style style:name="P16" style:family="paragraph" style:parent-style-name="Heading_20_4">
      <style:paragraph-properties fo:line-height="150%"/>
      <style:text-properties officeooo:rsid="002b24bf" officeooo:paragraph-rsid="002b24bf"/>
    </style:style>
    <style:style style:name="P17" style:family="paragraph" style:parent-style-name="Heading_20_4">
      <style:paragraph-properties fo:line-height="150%"/>
      <style:text-properties officeooo:rsid="00328412" officeooo:paragraph-rsid="00328412"/>
    </style:style>
    <style:style style:name="P18" style:family="paragraph" style:parent-style-name="Heading_20_3">
      <style:paragraph-properties fo:line-height="150%"/>
    </style:style>
    <style:style style:name="P19" style:family="paragraph" style:parent-style-name="Heading_20_3">
      <style:paragraph-properties fo:line-height="150%"/>
      <style:text-properties officeooo:paragraph-rsid="002908b0"/>
    </style:style>
    <style:style style:name="P20" style:family="paragraph" style:parent-style-name="Heading_20_3">
      <style:paragraph-properties fo:line-height="150%"/>
      <style:text-properties officeooo:paragraph-rsid="002ce728"/>
    </style:style>
    <style:style style:name="P21" style:family="paragraph" style:parent-style-name="Heading_20_3">
      <style:paragraph-properties fo:line-height="150%"/>
      <style:text-properties officeooo:rsid="002ce728" officeooo:paragraph-rsid="002ce728"/>
    </style:style>
    <style:style style:name="T1" style:family="text">
      <style:text-properties style:font-name="Times New Roman1" fo:font-size="16pt" style:font-size-asian="16pt" style:font-size-complex="16pt"/>
    </style:style>
    <style:style style:name="T2" style:family="text">
      <style:text-properties style:font-name="Times New Roman1" fo:font-size="16pt" officeooo:rsid="00140a8a" style:font-size-asian="16pt" style:font-size-complex="16pt"/>
    </style:style>
    <style:style style:name="T3" style:family="text">
      <style:text-properties officeooo:rsid="00188c6d"/>
    </style:style>
    <style:style style:name="T4" style:family="text">
      <style:text-properties officeooo:rsid="001c1c1f"/>
    </style:style>
    <style:style style:name="T5" style:family="text">
      <style:text-properties officeooo:rsid="001c96e9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328412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bookmark-start text:name="__RefHeading___Toc557_1166183222"/>Debreceni Egyetem<text:bookmark-end text:name="__RefHeading___Toc557_1166183222"/></text:p>
      <text:p text:style-name="P2"><text:bookmark-start text:name="__RefHeading___Toc559_1166183222"/>Informatikai Kar<text:bookmark-end text:name="__RefHeading___Toc559_1166183222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bookmark-start text:name="__RefHeading___Toc561_1166183222"/>Robotautó világbajnokság<text:bookmark-end text:name="__RefHeading___Toc561_1166183222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section text:style-name="Sect1" text:name="Section1">
        <text:p text:style-name="P3"><text:bookmark-start text:name="__RefHeading___Toc563_1166183222"/><text:span text:style-name="T6">Témavezető:</text:span> Dr. Bátfai Norbert<text:bookmark-end text:name="__RefHeading___Toc563_1166183222"/></text:p>
        <text:p text:style-name="P3"><text:bookmark-start text:name="__RefHeading___Toc565_1166183222"/><text:span text:style-name="T6">Beosztása:</text:span> Adjunktus<text:bookmark-end text:name="__RefHeading___Toc565_1166183222"/></text:p>
        <text:p text:style-name="P3"/>
        <text:p text:style-name="P3"><text:bookmark-start text:name="__RefHeading___Toc567_1166183222"/><text:span text:style-name="T6">Készítette:</text:span> Fábián Kristóf – Szabolcs<text:bookmark-end text:name="__RefHeading___Toc567_1166183222"/></text:p>
        <text:p text:style-name="P3"><text:bookmark-start text:name="__RefHeading___Toc569_1166183222"/><text:span text:style-name="T6">Szak megnevezése: </text:span>Programtervező Informatikus BSc<text:bookmark-end text:name="__RefHeading___Toc569_1166183222"/></text:p>
      </text:section>
      <text:p text:style-name="P2"/>
      <text:p text:style-name="P2"/>
      <text:p text:style-name="P2"/>
      <text:p text:style-name="P2"/>
      <text:table-of-content text:style-name="Sect2" text:protected="true" text:name="Table of Contents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<text:soft-page-break/>Tartalomjegyzék</text:p>
          </text:index-title>
          <text:p text:style-name="P7"><text:a xlink:type="simple" xlink:href="#__RefHeading___Toc571_1166183222" text:style-name="Index_20_Link" text:visited-style-name="Index_20_Link">1. <text:s/>Bevezetés<text:tab/>4</text:a></text:p>
          <text:p text:style-name="P7"><text:a xlink:type="simple" xlink:href="#__RefHeading___Toc573_1166183222" text:style-name="Index_20_Link" text:visited-style-name="Index_20_Link">2. <text:s/>Tárgyalás<text:tab/>4</text:a></text:p>
          <text:p text:style-name="P6"><text:a xlink:type="simple" xlink:href="#__RefHeading___Toc575_1166183222" text:style-name="Index_20_Link" text:visited-style-name="Index_20_Link">2.1 <text:s/>Használt szoftver eszközök<text:tab/>4</text:a></text:p>
          <text:p text:style-name="P8"><text:a xlink:type="simple" xlink:href="#__RefHeading___Toc577_1166183222" text:style-name="Index_20_Link" text:visited-style-name="Index_20_Link">2.1.1 <text:s/>Qt<text:tab/>4</text:a></text:p>
          <text:p text:style-name="P9"><text:a xlink:type="simple" xlink:href="#__RefHeading___Toc579_1166183222" text:style-name="Index_20_Link" text:visited-style-name="Index_20_Link">2.1.1.1 <text:s/>qmake<text:tab/>4</text:a></text:p>
          <text:p text:style-name="P9"><text:a xlink:type="simple" xlink:href="#__RefHeading___Toc581_1166183222" text:style-name="Index_20_Link" text:visited-style-name="Index_20_Link">2.1.1.2 <text:s/>Modulok<text:tab/>4</text:a></text:p>
          <text:p text:style-name="P9"><text:a xlink:type="simple" xlink:href="#__RefHeading___Toc583_1166183222" text:style-name="Index_20_Link" text:visited-style-name="Index_20_Link">2.1.1.3 <text:s/>Qt Creator<text:tab/>4</text:a></text:p>
          <text:p text:style-name="P8"><text:a xlink:type="simple" xlink:href="#__RefHeading___Toc585_1166183222" text:style-name="Index_20_Link" text:visited-style-name="Index_20_Link">2.1.2 <text:s/>OpenCV<text:tab/>4</text:a></text:p>
          <text:p text:style-name="P9"><text:a xlink:type="simple" xlink:href="#__RefHeading___Toc587_1166183222" text:style-name="Index_20_Link" text:visited-style-name="Index_20_Link">2.1.2.1 <text:s/>Telepítés<text:tab/>4</text:a></text:p>
          <text:p text:style-name="P8"><text:a xlink:type="simple" xlink:href="#__RefHeading___Toc589_1166183222" text:style-name="Index_20_Link" text:visited-style-name="Index_20_Link">2.1.3 <text:s/>BGSLib<text:tab/>4</text:a></text:p>
          <text:p text:style-name="P6"><text:a xlink:type="simple" xlink:href="#__RefHeading___Toc591_1166183222" text:style-name="Index_20_Link" text:visited-style-name="Index_20_Link">2.2 <text:s/>Előzmények<text:tab/>4</text:a></text:p>
          <text:p text:style-name="P8"><text:a xlink:type="simple" xlink:href="#__RefHeading___Toc593_1166183222" text:style-name="Index_20_Link" text:visited-style-name="Index_20_Link">2.2.1 <text:s/>&lt;megelőző forgalomszámáló szoftverről&gt;<text:tab/>4</text:a></text:p>
          <text:p text:style-name="P6"><text:a xlink:type="simple" xlink:href="#__RefHeading___Toc595_1166183222" text:style-name="Index_20_Link" text:visited-style-name="Index_20_Link">2.3 <text:s/>A Robotautó Világbajnokság<text:tab/>4</text:a></text:p>
          <text:p text:style-name="P8"><text:a xlink:type="simple" xlink:href="#__RefHeading___Toc597_1166183222" text:style-name="Index_20_Link" text:visited-style-name="Index_20_Link">2.3.1 <text:s/>A platform konceptiója<text:tab/>4</text:a></text:p>
          <text:p text:style-name="P9"><text:a xlink:type="simple" xlink:href="#__RefHeading___Toc1391_1166183222" text:style-name="Index_20_Link" text:visited-style-name="Index_20_Link">2.3.1.1 <text:s/>&lt;&gt;<text:tab/>4</text:a></text:p>
          <text:p text:style-name="P6"><text:a xlink:type="simple" xlink:href="#__RefHeading___Toc599_1166183222" text:style-name="Index_20_Link" text:visited-style-name="Index_20_Link">2.4 <text:s/>A szoftver elkészítésének folyamata<text:tab/>4</text:a></text:p>
          <text:p text:style-name="P8"><text:a xlink:type="simple" xlink:href="#__RefHeading___Toc601_1166183222" text:style-name="Index_20_Link" text:visited-style-name="Index_20_Link">2.4.1 <text:s/>Tervezés<text:tab/>5</text:a></text:p>
          <text:p text:style-name="P8"><text:a xlink:type="simple" xlink:href="#__RefHeading___Toc603_1166183222" text:style-name="Index_20_Link" text:visited-style-name="Index_20_Link">2.4.2 <text:s/>Fejlesztés<text:tab/>5</text:a></text:p>
          <text:p text:style-name="P9"><text:a xlink:type="simple" xlink:href="#__RefHeading___Toc605_1166183222" text:style-name="Index_20_Link" text:visited-style-name="Index_20_Link">2.4.2.1 <text:s/>Videó források típusok<text:tab/>5</text:a></text:p>
          <text:p text:style-name="P9"><text:a xlink:type="simple" xlink:href="#__RefHeading___Toc607_1166183222" text:style-name="Index_20_Link" text:visited-style-name="Index_20_Link">2.4.2.2 <text:s/>Adatbázis kapcsolatok kialakítása, kezelése<text:tab/>5</text:a></text:p>
          <text:p text:style-name="P9"><text:a xlink:type="simple" xlink:href="#__RefHeading___Toc609_1166183222" text:style-name="Index_20_Link" text:visited-style-name="Index_20_Link">2.4.2.3 <text:s/>Szálkezelés<text:tab/>5</text:a></text:p>
          <text:p text:style-name="P9"><text:a xlink:type="simple" xlink:href="#__RefHeading___Toc611_1166183222" text:style-name="Index_20_Link" text:visited-style-name="Index_20_Link">2.4.2.4 <text:s/>Videó feldolgozása<text:tab/>5</text:a></text:p>
          <text:p text:style-name="P9"><text:a xlink:type="simple" xlink:href="#__RefHeading___Toc613_1166183222" text:style-name="Index_20_Link" text:visited-style-name="Index_20_Link">2.4.2.5 <text:s/>Járművek detektálása<text:tab/>5</text:a></text:p>
          <text:p text:style-name="P8"><text:a xlink:type="simple" xlink:href="#__RefHeading___Toc615_1166183222" text:style-name="Index_20_Link" text:visited-style-name="Index_20_Link">2.4.3 <text:s/>Problémák a szoftver fejlesztése során<text:tab/>5</text:a></text:p>
          <text:p text:style-name="P8"><text:a xlink:type="simple" xlink:href="#__RefHeading___Toc1607_1166183222" text:style-name="Index_20_Link" text:visited-style-name="Index_20_Link">2.4.4 <text:s/>A szoftver tesztelése<text:tab/>5</text:a></text:p>
          <text:p text:style-name="P8"><text:soft-page-break/><text:a xlink:type="simple" xlink:href="#__RefHeading___Toc1609_1166183222" text:style-name="Index_20_Link" text:visited-style-name="Index_20_Link">2.4.5 <text:s/>Eredmények<text:tab/>5</text:a></text:p>
          <text:p text:style-name="P6"><text:a xlink:type="simple" xlink:href="#__RefHeading___Toc621_1166183222" text:style-name="Index_20_Link" text:visited-style-name="Index_20_Link">2.5 <text:s/>A szoftver használata<text:tab/>5</text:a></text:p>
          <text:p text:style-name="P8"><text:a xlink:type="simple" xlink:href="#__RefHeading___Toc1611_1166183222" text:style-name="Index_20_Link" text:visited-style-name="Index_20_Link">2.5.1 <text:s/>Fordítása<text:tab/>5</text:a></text:p>
          <text:p text:style-name="P8"><text:a xlink:type="simple" xlink:href="#__RefHeading___Toc623_1166183222" text:style-name="Index_20_Link" text:visited-style-name="Index_20_Link">2.5.2 <text:s/>Indítása<text:tab/>5</text:a></text:p>
          <text:p text:style-name="P8"><text:a xlink:type="simple" xlink:href="#__RefHeading___Toc625_1166183222" text:style-name="Index_20_Link" text:visited-style-name="Index_20_Link">2.5.3 <text:s/>A grafikus felhasználói felület használata<text:tab/>5</text:a></text:p>
          <text:p text:style-name="P9"><text:a xlink:type="simple" xlink:href="#__RefHeading___Toc627_1166183222" text:style-name="Index_20_Link" text:visited-style-name="Index_20_Link">2.5.3.1 <text:s/>Új forrás kiválasztása<text:tab/>5</text:a></text:p>
          <text:p text:style-name="P9"><text:a xlink:type="simple" xlink:href="#__RefHeading___Toc629_1166183222" text:style-name="Index_20_Link" text:visited-style-name="Index_20_Link">2.5.3.2 <text:s/>Adatbázisok kezelése<text:tab/>5</text:a></text:p>
          <text:p text:style-name="P9"><text:a xlink:type="simple" xlink:href="#__RefHeading___Toc631_1166183222" text:style-name="Index_20_Link" text:visited-style-name="Index_20_Link">2.5.3.3 <text:s/>Fájl videó forrás információi<text:tab/>6</text:a></text:p>
          <text:p text:style-name="P8"><text:a xlink:type="simple" xlink:href="#__RefHeading___Toc633_1166183222" text:style-name="Index_20_Link" text:visited-style-name="Index_20_Link">2.5.4 <text:s/>A parancssoros felhasználói felület használata<text:tab/>6</text:a></text:p>
          <text:p text:style-name="P9"><text:a xlink:type="simple" xlink:href="#__RefHeading___Toc635_1166183222" text:style-name="Index_20_Link" text:visited-style-name="Index_20_Link">2.5.4.1 <text:s/>Használható parancsok<text:tab/>6</text:a></text:p>
          <text:p text:style-name="P7"><text:a xlink:type="simple" xlink:href="#__RefHeading___Toc637_1166183222" text:style-name="Index_20_Link" text:visited-style-name="Index_20_Link">3. <text:s/>Összefoglalás<text:tab/>6</text:a></text:p>
          <text:p text:style-name="P7"><text:a xlink:type="simple" xlink:href="#__RefHeading___Toc639_1166183222" text:style-name="Index_20_Link" text:visited-style-name="Index_20_Link">4. <text:s/>Köszönetnyilvánítás<text:tab/>6</text:a></text:p>
          <text:p text:style-name="P7"><text:a xlink:type="simple" xlink:href="#__RefHeading___Toc641_1166183222" text:style-name="Index_20_Link" text:visited-style-name="Index_20_Link">5. <text:s/>Irodalomjegyzék<text:tab/>6</text:a></text:p>
        </text:index-body>
      </text:table-of-content>
      <text:p text:style-name="P5"/>
      <text:h text:style-name="P13" text:outline-level="1"><text:bookmark-start text:name="__RefHeading___Toc571_1166183222"/><text:soft-page-break/>Bevezetés<text:bookmark-end text:name="__RefHeading___Toc571_1166183222"/></text:h>
      <text:h text:style-name="P13" text:outline-level="1"><text:bookmark-start text:name="__RefHeading___Toc573_1166183222"/>Tárgyalás<text:bookmark-end text:name="__RefHeading___Toc573_1166183222"/></text:h>
      <text:h text:style-name="P14" text:outline-level="2"><text:bookmark-start text:name="__RefHeading___Toc575_1166183222"/><text:span text:style-name="T2">H</text:span><text:span text:style-name="T1">asznált szoftver eszközök</text:span><text:bookmark-end text:name="__RefHeading___Toc575_1166183222"/></text:h>
      <text:h text:style-name="P18" text:outline-level="3"><text:bookmark-start text:name="__RefHeading___Toc577_1166183222"/>Qt<text:bookmark-end text:name="__RefHeading___Toc577_1166183222"/></text:h>
      <text:h text:style-name="P15" text:outline-level="4"><text:bookmark-start text:name="__RefHeading___Toc579_1166183222"/>qmake<text:bookmark-end text:name="__RefHeading___Toc579_1166183222"/></text:h>
      <text:h text:style-name="P15" text:outline-level="4"><text:bookmark-start text:name="__RefHeading___Toc581_1166183222"/>Modulo<text:span text:style-name="T7">k</text:span><text:bookmark-end text:name="__RefHeading___Toc581_1166183222"/></text:h>
      <text:h text:style-name="P17" text:outline-level="4">Slot-signal mechanizmus</text:h>
      <text:h text:style-name="P15" text:outline-level="4"><text:bookmark-start text:name="__RefHeading___Toc583_1166183222"/>Qt Creator<text:bookmark-end text:name="__RefHeading___Toc583_1166183222"/></text:h>
      <text:h text:style-name="P18" text:outline-level="3"><text:bookmark-start text:name="__RefHeading___Toc585_1166183222"/>OpenCV<text:bookmark-end text:name="__RefHeading___Toc585_1166183222"/></text:h>
      <text:h text:style-name="P15" text:outline-level="4"><text:bookmark-start text:name="__RefHeading___Toc587_1166183222"/>Telepítés<text:bookmark-end text:name="__RefHeading___Toc587_1166183222"/></text:h>
      <text:h text:style-name="P18" text:outline-level="3"><text:bookmark-start text:name="__RefHeading___Toc589_1166183222"/>BGSLib<text:bookmark-end text:name="__RefHeading___Toc589_1166183222"/></text:h>
      <text:h text:style-name="P14" text:outline-level="2"><text:bookmark-start text:name="__RefHeading___Toc591_1166183222"/>Előzmények<text:bookmark-end text:name="__RefHeading___Toc591_1166183222"/></text:h>
      <text:h text:style-name="P18" text:outline-level="3"><text:bookmark-start text:name="__RefHeading___Toc593_1166183222"/>&lt;megelőző forgalomszámáló szoftverről&gt;<text:bookmark-end text:name="__RefHeading___Toc593_1166183222"/></text:h>
      <text:h text:style-name="P14" text:outline-level="2"><text:bookmark-start text:name="__RefHeading___Toc595_1166183222"/>A Robotautó Világbajnokság<text:bookmark-end text:name="__RefHeading___Toc595_1166183222"/></text:h>
      <text:h text:style-name="P19" text:outline-level="3"><text:bookmark-start text:name="__RefHeading___Toc597_1166183222"/>A platform konceptiója<text:bookmark-end text:name="__RefHeading___Toc597_1166183222"/></text:h>
      <text:h text:style-name="P16" text:outline-level="4"><text:bookmark-start text:name="__RefHeading___Toc1391_1166183222"/>&lt;&gt;<text:bookmark-end text:name="__RefHeading___Toc1391_1166183222"/></text:h>
      <text:h text:style-name="P14" text:outline-level="2"><text:bookmark-start text:name="__RefHeading___Toc599_1166183222"/><text:soft-page-break/>A szoftver elkészítésének folyamata<text:bookmark-end text:name="__RefHeading___Toc599_1166183222"/></text:h>
      <text:h text:style-name="P18" text:outline-level="3"><text:bookmark-start text:name="__RefHeading___Toc601_1166183222"/>Tervezés<text:bookmark-end text:name="__RefHeading___Toc601_1166183222"/></text:h>
      <text:h text:style-name="P18" text:outline-level="3"><text:bookmark-start text:name="__RefHeading___Toc603_1166183222"/>Fejlesztés<text:bookmark-end text:name="__RefHeading___Toc603_1166183222"/></text:h>
      <text:h text:style-name="P15" text:outline-level="4"><text:bookmark-start text:name="__RefHeading___Toc605_1166183222"/>Videó források típus<text:span text:style-name="T4">ok</text:span><text:bookmark-end text:name="__RefHeading___Toc605_1166183222"/></text:h>
      <text:h text:style-name="P15" text:outline-level="4"><text:bookmark-start text:name="__RefHeading___Toc607_1166183222"/>Adatbázis kapcsolatok kialakítása, kezelése<text:bookmark-end text:name="__RefHeading___Toc607_1166183222"/></text:h>
      <text:h text:style-name="P15" text:outline-level="4"><text:bookmark-start text:name="__RefHeading___Toc609_1166183222"/>Szálkezelés<text:bookmark-end text:name="__RefHeading___Toc609_1166183222"/></text:h>
      <text:h text:style-name="P15" text:outline-level="4"><text:bookmark-start text:name="__RefHeading___Toc611_1166183222"/>Videó feldolgozása<text:bookmark-end text:name="__RefHeading___Toc611_1166183222"/></text:h>
      <text:h text:style-name="P15" text:outline-level="4"><text:bookmark-start text:name="__RefHeading___Toc613_1166183222"/>Járművek detektálása<text:bookmark-end text:name="__RefHeading___Toc613_1166183222"/></text:h>
      <text:h text:style-name="P18" text:outline-level="3"><text:bookmark-start text:name="__RefHeading___Toc615_1166183222"/>Problémák a szoftver fejlesztése során<text:bookmark-end text:name="__RefHeading___Toc615_1166183222"/></text:h>
      <text:h text:style-name="P20" text:outline-level="3"><text:bookmark-start text:name="__RefHeading___Toc1607_1166183222"/>A szoftver tesztelése<text:bookmark-end text:name="__RefHeading___Toc1607_1166183222"/></text:h>
      <text:h text:style-name="P20" text:outline-level="3"><text:bookmark-start text:name="__RefHeading___Toc1609_1166183222"/>Eredmények<text:bookmark-end text:name="__RefHeading___Toc1609_1166183222"/></text:h>
      <text:h text:style-name="P14" text:outline-level="2"><text:bookmark-start text:name="__RefHeading___Toc621_1166183222"/>A szoftver használata<text:bookmark-end text:name="__RefHeading___Toc621_1166183222"/></text:h>
      <text:h text:style-name="P21" text:outline-level="3"><text:bookmark-start text:name="__RefHeading___Toc1611_1166183222"/>Fordítása<text:bookmark-end text:name="__RefHeading___Toc1611_1166183222"/></text:h>
      <text:h text:style-name="P18" text:outline-level="3"><text:bookmark-start text:name="__RefHeading___Toc623_1166183222"/>Indítása<text:bookmark-end text:name="__RefHeading___Toc623_1166183222"/></text:h>
      <text:h text:style-name="P18" text:outline-level="3"><text:bookmark-start text:name="__RefHeading___Toc625_1166183222"/>A grafikus felhasználói felület használata<text:bookmark-end text:name="__RefHeading___Toc625_1166183222"/></text:h>
      <text:h text:style-name="P15" text:outline-level="4"><text:bookmark-start text:name="__RefHeading___Toc627_1166183222"/>Új forrás kiválasztása<text:bookmark-end text:name="__RefHeading___Toc627_1166183222"/></text:h>
      <text:h text:style-name="P15" text:outline-level="4"><text:bookmark-start text:name="__RefHeading___Toc629_1166183222"/><text:soft-page-break/>Adatbázisok kezelése<text:bookmark-end text:name="__RefHeading___Toc629_1166183222"/></text:h>
      <text:h text:style-name="P15" text:outline-level="4"><text:bookmark-start text:name="__RefHeading___Toc631_1166183222"/>Fájl videó forrás <text:span text:style-name="T5">információi</text:span><text:bookmark-end text:name="__RefHeading___Toc631_1166183222"/></text:h>
      <text:h text:style-name="P18" text:outline-level="3"><text:bookmark-start text:name="__RefHeading___Toc633_1166183222"/>A parancssoros felhasználói felület használata<text:bookmark-end text:name="__RefHeading___Toc633_1166183222"/></text:h>
      <text:h text:style-name="P15" text:outline-level="4"><text:bookmark-start text:name="__RefHeading___Toc635_1166183222"/>Használható parancsok<text:bookmark-end text:name="__RefHeading___Toc635_1166183222"/></text:h>
      <text:h text:style-name="P12" text:outline-level="1"><text:bookmark-start text:name="__RefHeading___Toc637_1166183222"/>Összefoglalás<text:bookmark-end text:name="__RefHeading___Toc637_1166183222"/></text:h>
      <text:list xml:id="list2049023915539745273" text:style-name="L1">
        <text:list-header>
          <text:p text:style-name="P11"/>
        </text:list-header>
      </text:list>
      <text:h text:style-name="P12" text:outline-level="1"><text:bookmark-start text:name="__RefHeading___Toc639_1166183222"/>Köszönet<text:span text:style-name="T3">nyilvánítás</text:span><text:bookmark-end text:name="__RefHeading___Toc639_1166183222"/></text:h>
      <text:h text:style-name="P12" text:outline-level="1"><text:bookmark-start text:name="__RefHeading___Toc641_1166183222"/>Irodalomjegyzék<text:bookmark-end text:name="__RefHeading___Toc641_1166183222"/></text:h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style-name="Regular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" fo:font-family="'Times New Roman'" style:font-style-name="Regular" style:font-family-generic="roman" style:font-pitch="variable" fo:font-size="16pt" fo:font-weight="bold" style:font-size-asian="16pt" style:font-weight-asian="bold" style:font-size-complex="16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line-height="150%" fo:text-indent="0cm" style:auto-text-indent="false"/>
      <style:text-properties style:font-name="Times New Roman" fo:font-family="'Times New Roman'" style:font-style-name="Regular" style:font-family-generic="roman" style:font-pitch="variable" fo:font-size="16pt" fo:font-weight="normal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line-height="150%" fo:text-indent="0cm" style:auto-text-indent="false"/>
      <style:text-properties style:font-name="Times New Roman" fo:font-family="'Times New Roman'" style:font-style-name="Regular" style:font-family-generic="roman" style:font-pitch="variable" fo:font-size="16pt" fo:font-weight="normal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line-height="150%" fo:text-indent="0cm" style:auto-text-indent="false"/>
      <style:text-properties style:font-name="Times New Roman" fo:font-family="'Times New Roman'" style:font-style-name="Regular" style:font-family-generic="roman" style:font-pitch="variable" fo:font-size="16pt" fo:font-weight="normal" style:font-size-asian="101%" style:font-weight-asian="bold" style:font-size-complex="101%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style:font-name="Times New Roman" fo:font-family="'Times New Roman'" style:font-style-name="Regular" style:font-family-generic="roman" style:font-pitch="variable" fo:font-size="16pt" fo:font-style="normal" fo:font-weight="normal" style:font-size-asian="95%" style:font-style-asian="italic" style:font-weight-asian="bold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Contents_20_2" style:display-name="Contents 2" style:family="paragraph" style:parent-style-name="Index" style:class="index">
      <style:paragraph-properties fo:margin-left="0.3cm" fo:margin-right="0cm" fo:line-height="150%" fo:text-indent="0cm" style:auto-text-indent="true">
        <style:tab-stops>
          <style:tab-stop style:position="15.501cm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font-size="14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loext:graphic-properties draw:fill-image-width="0cm" draw:fill-image-height="0cm"/>
      <style:paragraph-properties fo:margin-left="0cm" fo:margin-right="0cm" fo:line-height="150%" fo:text-indent="0cm" style:auto-text-indent="true" style:page-number="auto" style:shadow="none">
        <style:tab-stops>
          <style:tab-stop style:position="16cm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font-size="14pt" fo:font-weight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indent="0cm" style:auto-text-indent="true">
        <style:tab-stops>
          <style:tab-stop style:position="15.002cm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font-size="14pt"/>
    </style:style>
    <style:style style:name="Contents_20_4" style:display-name="Contents 4" style:family="paragraph" style:parent-style-name="Index" style:class="index">
      <style:paragraph-properties fo:margin-left="1.499cm" fo:margin-right="0cm" fo:line-height="150%" fo:text-indent="0cm" style:auto-text-indent="true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font-size="14pt"/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2.007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style:font-name="Times New Roman1" fo:font-family="'Times New Roman'" style:font-family-generic="roman" style:font-pitch="variable" fo:font-size="16pt" style:font-size-asian="16pt" style:font-size-complex="1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3cm" fo:margin-bottom="3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13:53:28.629905775</meta:creation-date>
    <dc:date>2017-04-20T18:06:17.650102996</dc:date>
    <meta:editing-duration>PT2H13M56S</meta:editing-duration>
    <meta:editing-cycles>28</meta:editing-cycles>
    <meta:generator>LibreOffice/5.1.6.2$Linux_X86_64 LibreOffice_project/10m0$Build-2</meta:generator>
    <meta:document-statistic meta:table-count="0" meta:image-count="0" meta:object-count="0" meta:page-count="6" meta:paragraph-count="86" meta:word-count="300" meta:character-count="2153" meta:non-whitespace-character-count="1939"/>
  </office:meta>
</office:document-meta>
</file>